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draw:stroke="none" svg:stroke-width="0cm" draw:fill-color="#ffffff"/>
    </style:style>
    <style:style style:name="gr6" style:family="graphic" style:parent-style-name="standard">
      <style:graphic-properties draw:stroke="none" svg:stroke-width="0.1cm" draw:fill-color="#0096d4"/>
    </style:style>
  </office:automatic-styles>
  <office:body>
    <office:drawing>
      <draw:page draw:name="page1" draw:style-name="dp1" draw:master-page-name="Default">
        <draw:g>
          <draw:glue-point draw:id="4" svg:x="-2.58cm" svg:y="-5cm"/>
          <draw:glue-point draw:id="5" svg:x="5cm" svg:y="-5cm"/>
          <draw:glue-point draw:id="6" svg:x="1.21cm" svg:y="-5cm"/>
          <draw:glue-point draw:id="7" svg:x="-5cm" svg:y="5cm"/>
          <draw:glue-point draw:id="8" svg:x="2.579cm" svg:y="5cm"/>
          <draw:glue-point draw:id="9" svg:x="-1.21cm" svg:y="5cm"/>
          <draw:glue-point draw:id="10" svg:x="-5cm" svg:y="-3.33cm"/>
          <draw:glue-point draw:id="11" svg:x="-5cm" svg:y="0.835cm"/>
          <draw:glue-point draw:id="12" svg:x="5cm" svg:y="3.33cm"/>
          <draw:glue-point draw:id="13" svg:x="5cm" svg:y="-0.835cm"/>
          <draw:glue-point draw:id="14" svg:x="0cm" svg:y="0cm"/>
          <draw:polygon draw:style-name="gr1" draw:layer="layout" svg:width="1.046cm" svg:height="1.666cm" svg:x="0cm" svg:y="0.334cm" svg:viewBox="0 0 1047 1667" draw:points="0,1667 1047,1667 1047,0 0,0">
            <text:p/>
          </draw:polygon>
          <draw:polyline draw:style-name="gr2" draw:layer="layout" svg:width="1.046cm" svg:height="1.666cm" svg:x="0cm" svg:y="0.334cm" svg:viewBox="0 0 1047 1667" draw:points="1047,0 0,0 0,1667 1047,1667">
            <text:p/>
          </draw:polyline>
          <draw:polygon draw:style-name="gr3" draw:layer="layout" svg:width="1.38cm" svg:height="2cm" svg:x="0cm" svg:y="0cm" svg:viewBox="0 0 1381 2001" draw:points="1046,2001 1381,1666 1381,0 334,0 0,334 1046,334">
            <text:p/>
          </draw:polygon>
          <draw:polygon draw:style-name="gr4" draw:layer="layout" svg:width="0.334cm" svg:height="2cm" svg:x="1.046cm" svg:y="0cm" svg:viewBox="0 0 335 2001" draw:points="0,2001 335,1666 335,0 0,334">
            <text:p/>
          </draw:polygon>
          <draw:polyline draw:style-name="gr2" draw:layer="layout" svg:width="1.38cm" svg:height="2cm" svg:x="0cm" svg:y="0cm" svg:viewBox="0 0 1381 2001" draw:points="1046,2001 1381,1666 1381,0 334,0 0,334 1046,334 1046,2001">
            <text:p/>
          </draw:polyline>
          <draw:line draw:style-name="gr2" draw:layer="layout" svg:x1="1.046cm" svg:y1="0.335cm" svg:x2="1.381cm" svg:y2="0cm">
            <text:p/>
          </draw:line>
          <draw:line draw:style-name="gr2" draw:layer="layout" svg:x1="0.017cm" svg:y1="1.748cm" svg:x2="1.037cm" svg:y2="1.748cm">
            <text:p/>
          </draw:line>
          <draw:line draw:style-name="gr2" draw:layer="layout" svg:x1="0.255cm" svg:y1="0.592cm" svg:x2="0.553cm" svg:y2="0.592cm">
            <text:p/>
          </draw:line>
          <draw:polyline draw:style-name="gr2" draw:layer="layout" svg:width="0.527cm" svg:height="0.212cm" svg:x="0.136cm" svg:y="0.482cm" svg:viewBox="0 0 528 213" draw:points="0,213 528,213 528,0 0,0 0,213">
            <text:p/>
          </draw:polyline>
          <draw:line draw:style-name="gr2" draw:layer="layout" svg:x1="0.017cm" svg:y1="0.983cm" svg:x2="1.037cm" svg:y2="0.983cm">
            <text:p/>
          </draw:line>
          <draw:polygon draw:style-name="gr5" draw:layer="layout" svg:width="0.574cm" svg:height="0.988cm" svg:x="0.327cm" svg:y="0.719cm" svg:viewBox="0 0 575 989" draw:points="22,989 0,215 563,0 575,878 541,878 503,381 49,541 49,983">
            <text:p/>
          </draw:polygon>
          <draw:path draw:style-name="gr5" draw:layer="layout" svg:width="0.302cm" svg:height="0.194cm" svg:x="0.595cm" svg:y="1.527cm" svg:viewBox="0 0 303 195" svg:d="m303 88c4 54-62 101-146 106s-154-34-157-88 62-101 146-106 154 34 157 88z">
            <text:p/>
          </draw:path>
          <draw:path draw:style-name="gr5" draw:layer="layout" svg:width="0.302cm" svg:height="0.194cm" svg:x="0.073cm" svg:y="1.643cm" svg:viewBox="0 0 303 195" svg:d="m303 88c4 53-62 101-146 106s-154-34-157-88c-3-53 62-101 146-106 84-4 154 34 157 88z">
            <text:p/>
          </draw:path>
          <draw:polygon draw:style-name="gr6" draw:layer="layout" svg:width="0.431cm" svg:height="0.232cm" svg:x="0.391cm" svg:y="0.938cm" svg:viewBox="0 0 432 233" draw:points="432,83 0,233 0,149 432,0">
            <text:p/>
          </draw:polygon>
          <draw:line draw:style-name="gr2" draw:layer="layout" svg:x1="0.693cm" svg:y1="0.983cm" svg:x2="0.823cm" svg:y2="0.9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oH server (Music on Hold)</dc:title>
    <meta:creation-date>2011-02-07T16:34:38</meta:creation-date>
    <meta:editing-duration>P0D</meta:editing-duration>
    <meta:editing-cycles>1</meta:editing-cycles>
    <meta:document-statistic meta:object-count="16"/>
    <meta:generator>OpenOffice.org/3.3$Linux OpenOffice.org_project/330m20$Build-9567</meta:generator>
  </office:meta>
</office:document-meta>
</file>